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1"/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23"/>
    <style:style style:name="ce6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esistor-offset-ac-into-adc</text:p>
          </table:table-cell>
          <table:table-cell table:number-columns-repeated="13"/>
        </table:table-row>
        <table:table-row table:style-name="ro1">
          <table:table-cell table:style-name="ce1" office:value-type="date" office:date-value="2023-11-13" calcext:value-type="date">
            <text:p>11/13/23</text:p>
          </table:table-cell>
          <table:table-cell table:number-columns-repeated="2"/>
          <table:table-cell office:value-type="string" calcext:value-type="string">
            <text:p>V1 series R2</text:p>
          </table:table-cell>
          <table:table-cell office:value-type="string" calcext:value-type="string">
            <text:p>Vadc common R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2 series R3</text:p>
          </table:table-cell>
          <table:table-cell office:value-type="string" calcext:value-type="string">
            <text:p>Vadc common R1</text:p>
          </table:table-cell>
          <table:table-cell table:number-columns-repeated="3"/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tandard 1% </text:p>
          </table:table-cell>
          <table:table-cell table:number-columns-repeated="2"/>
          <table:table-cell table:style-name="ce7"/>
          <table:table-cell table:style-name="ce8" office:value-type="string" calcext:value-type="string">
            <text:p>Initial bmsmot board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1.8" calcext:value-type="float">
            <text:p>11.8</text:p>
          </table:table-cell>
          <table:table-cell table:formula="of:=[.B6]" office:value-type="float" office:value="11.8" calcext:value-type="float">
            <text:p>11.8</text:p>
          </table:table-cell>
          <table:table-cell table:formula="of:=[.C6]" office:value-type="float" office:value="11.8" calcext:value-type="float">
            <text:p>11.8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formula="of:=[.F6]" office:value-type="float" office:value="10" calcext:value-type="float">
            <text:p>10</text:p>
          </table:table-cell>
          <table:table-cell table:formula="of:=[.G6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.1" calcext:value-type="float">
            <text:p>10.1</text:p>
          </table:table-cell>
          <table:table-cell table:formula="of:=[.B7]" office:value-type="float" office:value="10.1" calcext:value-type="float">
            <text:p>10.1</text:p>
          </table:table-cell>
          <table:table-cell table:formula="of:=[.C7]" office:value-type="float" office:value="10.1" calcext:value-type="float">
            <text:p>10.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7]" office:value-type="float" office:value="10" calcext:value-type="float">
            <text:p>10</text:p>
          </table:table-cell>
          <table:table-cell table:formula="of:=[.G7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9" calcext:value-type="float">
            <text:p>69</text:p>
          </table:table-cell>
          <table:table-cell table:formula="of:=[.B8]" office:value-type="float" office:value="69" calcext:value-type="float">
            <text:p>69</text:p>
          </table:table-cell>
          <table:table-cell table:formula="of:=[.C8]" office:value-type="float" office:value="69" calcext:value-type="float">
            <text:p>6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F8]" office:value-type="float" office:value="56" calcext:value-type="float">
            <text:p>56</text:p>
          </table:table-cell>
          <table:table-cell table:formula="of:=[.G8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2</text:p>
          </table:table-cell>
          <table:table-cell table:formula="of:=[.B6]+[.B7]" office:value-type="float" office:value="21.9" calcext:value-type="float">
            <text:p>21.9</text:p>
          </table:table-cell>
          <table:table-cell table:formula="of:=[.C6]+[.C7]" office:value-type="float" office:value="21.9" calcext:value-type="float">
            <text:p>21.9</text:p>
          </table:table-cell>
          <table:table-cell table:formula="of:=[.D6]+[.D7]" office:value-type="float" office:value="21.9" calcext:value-type="float">
            <text:p>21.9</text:p>
          </table:table-cell>
          <table:table-cell/>
          <table:table-cell table:formula="of:=[.F6]+[.F7]" office:value-type="float" office:value="20" calcext:value-type="float">
            <text:p>20</text:p>
          </table:table-cell>
          <table:table-cell table:formula="of:=[.G6]+[.G7]" office:value-type="float" office:value="20" calcext:value-type="float">
            <text:p>20</text:p>
          </table:table-cell>
          <table:table-cell table:formula="of:=[.H6]+[.H7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3</text:p>
          </table:table-cell>
          <table:table-cell table:formula="of:=[.B6]+[.B8]" office:value-type="float" office:value="80.8" calcext:value-type="float">
            <text:p>80.8</text:p>
          </table:table-cell>
          <table:table-cell table:formula="of:=[.C6]+[.C8]" office:value-type="float" office:value="80.8" calcext:value-type="float">
            <text:p>80.8</text:p>
          </table:table-cell>
          <table:table-cell table:formula="of:=[.D6]+[.D8]" office:value-type="float" office:value="80.8" calcext:value-type="float">
            <text:p>80.8</text:p>
          </table:table-cell>
          <table:table-cell/>
          <table:table-cell table:formula="of:=[.F6]+[.F8]" office:value-type="float" office:value="66" calcext:value-type="float">
            <text:p>66</text:p>
          </table:table-cell>
          <table:table-cell table:formula="of:=[.G6]+[.G8]" office:value-type="float" office:value="66" calcext:value-type="float">
            <text:p>66</text:p>
          </table:table-cell>
          <table:table-cell table:formula="of:=[.H6]+[.H8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3" office:value-type="float" office:value="3.3" calcext:value-type="float">
            <text:p>3.3</text:p>
          </table:table-cell>
          <table:table-cell/>
          <table:table-cell table:number-columns-repeated="3"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2(peak)</text:p>
          </table:table-cell>
          <table:table-cell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table:formula="of:=-[.C12]" office:value-type="float" office:value="-22.6" calcext:value-type="float">
            <text:p>-2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table:formula="of:=-[.G12]" office:value-type="float" office:value="-18.4" calcext:value-type="float">
            <text:p>-1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2</text:p>
          </table:table-cell>
          <table:table-cell table:style-name="ce2" table:formula="of:=([.B11]*[.B6]-[.B12]*[.B9])/([.B6]*[.B6]-[.B10]*[.B9])" office:value-type="float" office:value="-0.0238854675270506" calcext:value-type="float">
            <text:p>-0.0239</text:p>
          </table:table-cell>
          <table:table-cell table:style-name="ce2" table:formula="of:=([.C11]*[.C6]-[.C12]*[.C9])/([.C6]*[.C6]-[.C10]*[.C9])" office:value-type="float" office:value="0.279706553475477" calcext:value-type="float">
            <text:p>0.2797</text:p>
          </table:table-cell>
          <table:table-cell table:style-name="ce2" table:formula="of:=([.D11]*[.D6]-[.D12]*[.D9])/([.D6]*[.D6]-[.D10]*[.D9])" office:value-type="float" office:value="-0.327477488529578" calcext:value-type="float">
            <text:p>-0.3275</text:p>
          </table:table-cell>
          <table:table-cell/>
          <table:table-cell table:style-name="ce2" table:formula="of:=([.F11]*[.F6]-[.F12]*[.F9])/([.F6]*[.F6]-[.F10]*[.F9])" office:value-type="float" office:value="-0.0270491803278689" calcext:value-type="float">
            <text:p>-0.0270</text:p>
          </table:table-cell>
          <table:table-cell table:style-name="ce2" table:formula="of:=([.G11]*[.G6]-[.G12]*[.G9])/([.G6]*[.G6]-[.G10]*[.G9])" office:value-type="float" office:value="0.274590163934426" calcext:value-type="float">
            <text:p>0.2746</text:p>
          </table:table-cell>
          <table:table-cell table:style-name="ce2" table:formula="of:=([.H11]*[.H6]-[.H12]*[.H9])/([.H6]*[.H6]-[.H10]*[.H9])" office:value-type="float" office:value="-0.328688524590164" calcext:value-type="float">
            <text:p>-0.3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1</text:p>
          </table:table-cell>
          <table:table-cell table:style-name="ce2" table:formula="of:=([.B11]-[.B13]*[.B6])/([.B9])" office:value-type="float" office:value="0.163554726795397" calcext:value-type="float">
            <text:p>0.1636</text:p>
          </table:table-cell>
          <table:table-cell table:style-name="ce5" table:formula="of:=([.C11]-[.C13]*[.C6])/([.C9])" office:value-type="float" office:value="-0.0000245356625856026" calcext:value-type="float">
            <text:p>-0.0000245</text:p>
          </table:table-cell>
          <table:table-cell table:style-name="ce2" table:formula="of:=([.D11]-[.D13]*[.D6])/([.D9])" office:value-type="float" office:value="0.32713398925338" calcext:value-type="float">
            <text:p>0.3271</text:p>
          </table:table-cell>
          <table:table-cell/>
          <table:table-cell table:style-name="ce2" table:formula="of:=([.F11]-[.F13]*[.F6])/([.F9])" office:value-type="float" office:value="0.178524590163934" calcext:value-type="float">
            <text:p>0.1785</text:p>
          </table:table-cell>
          <table:table-cell table:style-name="ce2" table:formula="of:=([.G11]-[.G13]*[.G6])/([.G9])" office:value-type="float" office:value="0.0277049180327869" calcext:value-type="float">
            <text:p>0.0277</text:p>
          </table:table-cell>
          <table:table-cell table:style-name="ce2" table:formula="of:=([.H11]-[.H13]*[.H6])/([.H9])" office:value-type="float" office:value="0.329344262295082" calcext:value-type="float">
            <text:p>0.3293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junction</text:p>
          </table:table-cell>
          <table:table-cell table:style-name="ce2" table:formula="of:=([.B14]+[.B13])*[.B6]" office:value-type="float" office:value="1.64809725936649" calcext:value-type="float">
            <text:p>1.6481</text:p>
          </table:table-cell>
          <table:table-cell table:style-name="ce2" table:formula="of:=([.C14]+[.C13])*[.C6]" office:value-type="float" office:value="3.30024781019211" calcext:value-type="float">
            <text:p>3.3002</text:p>
          </table:table-cell>
          <table:table-cell table:style-name="ce2" table:formula="of:=([.D14]+[.D13])*[.D6]" office:value-type="float" office:value="-0.00405329145913614" calcext:value-type="float">
            <text:p>-0.0041</text:p>
          </table:table-cell>
          <table:table-cell/>
          <table:table-cell table:style-name="ce2" table:formula="of:=([.F14]+[.F13])*[.F6]" office:value-type="float" office:value="1.51475409836066" calcext:value-type="float">
            <text:p>1.5148</text:p>
          </table:table-cell>
          <table:table-cell table:style-name="ce2" table:formula="of:=([.G14]+[.G13])*[.G6]" office:value-type="float" office:value="3.02295081967213" calcext:value-type="float">
            <text:p>3.0230</text:p>
          </table:table-cell>
          <table:table-cell table:style-name="ce2" table:formula="of:=([.H14]+[.H13])*[.H6]" office:value-type="float" office:value="0.00655737704918002" calcext:value-type="float">
            <text:p>0.0066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1/2V1</text:p>
          </table:table-cell>
          <table:table-cell table:formula="of:=[.B11]/2" office:value-type="float" office:value="1.65" calcext:value-type="float">
            <text:p>1.65</text:p>
          </table:table-cell>
          <table:table-cell table:number-columns-repeated="3"/>
          <table:table-cell table:formula="of:=[.F11]/2" office:value-type="float" office:value="1.65" calcext:value-type="float">
            <text:p>1.65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Diff</text:p>
          </table:table-cell>
          <table:table-cell table:style-name="ce2" table:formula="of:=[.B15]-[.B16]" office:value-type="float" office:value="-0.00190274063351037" calcext:value-type="float">
            <text:p>-0.0019</text:p>
          </table:table-cell>
          <table:table-cell table:style-name="ce2" table:number-columns-repeated="2"/>
          <table:table-cell/>
          <table:table-cell table:style-name="ce2" table:formula="of:=[.F15]-[.F16]" office:value-type="float" office:value="-0.135245901639344" calcext:value-type="float">
            <text:p>-0.1352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/>
          <table:table-cell table:formula="of:=4095/[.B11]" office:value-type="float" office:value="1240.90909090909" calcext:value-type="float">
            <text:p>1240.9090909091</text:p>
          </table:table-cell>
          <table:table-cell table:formula="of:=4095/[.C11]" office:value-type="float" office:value="1240.90909090909" calcext:value-type="float">
            <text:p>1240.9090909091</text:p>
          </table:table-cell>
          <table:table-cell table:formula="of:=4095/[.D11]" office:value-type="float" office:value="1240.90909090909" calcext:value-type="float">
            <text:p>1240.9090909091</text:p>
          </table:table-cell>
          <table:table-cell/>
          <table:table-cell table:formula="of:=4095/[.F11]" office:value-type="float" office:value="1240.90909090909" calcext:value-type="float">
            <text:p>1240.9090909091</text:p>
          </table:table-cell>
          <table:table-cell table:formula="of:=4095/[.G11]" office:value-type="float" office:value="1240.90909090909" calcext:value-type="float">
            <text:p>1240.9090909091</text:p>
          </table:table-cell>
          <table:table-cell table:formula="of:=4095/[.H11]" office:value-type="float" office:value="1240.90909090909" calcext:value-type="float">
            <text:p>1240.9090909091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/>
          <table:table-cell table:style-name="ce3" table:formula="of:=INT([.B18]*([.B15]))" office:value-type="float" office:value="2045" calcext:value-type="float">
            <text:p>2045</text:p>
          </table:table-cell>
          <table:table-cell table:style-name="ce3" table:formula="of:=INT([.C18]*([.C15]))" office:value-type="float" office:value="4095" calcext:value-type="float">
            <text:p>4095</text:p>
          </table:table-cell>
          <table:table-cell table:style-name="ce3" table:formula="of:=INT([.D18]*([.D15]))" office:value-type="float" office:value="-6" calcext:value-type="float">
            <text:p>-6</text:p>
          </table:table-cell>
          <table:table-cell/>
          <table:table-cell table:style-name="ce3" table:formula="of:=INT([.F18]*([.F15]))" office:value-type="float" office:value="1879" calcext:value-type="float">
            <text:p>1879</text:p>
          </table:table-cell>
          <table:table-cell table:style-name="ce3" table:formula="of:=INT([.G18]*([.G15]))" office:value-type="float" office:value="3751" calcext:value-type="float">
            <text:p>3751</text:p>
          </table:table-cell>
          <table:table-cell table:style-name="ce3" table:formula="of:=INT([.H18]*([.H15])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ed</text:p>
          </table:table-cell>
          <table:table-cell table:number-columns-repeated="4"/>
          <table:table-cell office:value-type="float" office:value="1884" calcext:value-type="float">
            <text:p>1884</text:p>
          </table:table-cell>
          <table:table-cell table:number-columns-repeated="5"/>
          <table:table-cell table:style-name="ce3" table:number-columns-repeated="3"/>
        </table:table-row>
        <table:table-row table:style-name="ro1">
          <table:table-cell/>
          <table:table-cell table:style-name="ce4" office:value-type="string" calcext:value-type="string">
            <text:p>V2(rms)</text:p>
          </table:table-cell>
          <table:table-cell table:style-name="ce6" table:formula="of:=[.C12]/SQRT(2)" office:value-type="float" office:value="15.980613254816" calcext:value-type="float">
            <text:p>15.98</text:p>
          </table:table-cell>
          <table:table-cell table:style-name="ce6" table:formula="of:=[.D12]/SQRT(2)" office:value-type="float" office:value="-15.980613254816" calcext:value-type="float">
            <text:p>-15.98</text:p>
          </table:table-cell>
          <table:table-cell/>
          <table:table-cell table:style-name="ce4" office:value-type="string" calcext:value-type="string">
            <text:p>V2(rms)</text:p>
          </table:table-cell>
          <table:table-cell table:style-name="ce6" table:formula="of:=[.G12]/SQRT(2)" office:value-type="float" office:value="13.0107647738325" calcext:value-type="float">
            <text:p>13.01</text:p>
          </table:table-cell>
          <table:table-cell table:style-name="ce6" table:formula="of:=[.H12]/SQRT(2)" office:value-type="float" office:value="-13.0107647738325" calcext:value-type="float">
            <text:p>-13.0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4"/>
          <table:table-cell table:style-name="ce6"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1=11.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2=10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3=6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12 = R1 + R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13 = R1 + R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=[R12 R1; R1 R13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=[3.3 22.6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=A\b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 = [R1, R1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(C <text:s/>.* x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2T20:18:22.845667006</meta:creation-date>
    <dc:date>2023-11-14T21:04:45.055874260</dc:date>
    <meta:editing-duration>PT1H3M44S</meta:editing-duration>
    <meta:editing-cycles>3</meta:editing-cycles>
    <meta:generator>LibreOffice/5.1.6.2$Linux_X86_64 LibreOffice_project/10m0$Build-2</meta:generator>
    <meta:document-statistic meta:table-count="1" meta:cell-count="115" meta:object-count="0"/>
  </office:meta>
</office:document-meta>
</file>